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afca" officeooo:paragraph-rsid="0007afca"/>
    </style:style>
    <style:style style:name="P2" style:family="paragraph" style:parent-style-name="Preformatted_20_Text">
      <style:text-properties officeooo:rsid="0007afca" officeooo:paragraph-rsid="000891f2"/>
    </style:style>
    <style:style style:name="P3" style:family="paragraph" style:parent-style-name="Preformatted_20_Text">
      <style:text-properties officeooo:rsid="0007afca" officeooo:paragraph-rsid="0007afca"/>
    </style:style>
    <style:style style:name="P4" style:family="paragraph" style:parent-style-name="Preformatted_20_Text">
      <style:text-properties officeooo:rsid="000b4c13" officeooo:paragraph-rsid="000b4c13"/>
    </style:style>
    <style:style style:name="T1" style:family="text">
      <style:text-properties officeooo:rsid="000891f2"/>
    </style:style>
    <style:style style:name="T2" style:family="text">
      <style:text-properties officeooo:rsid="000c11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mothy Kelly <text:span text:style-name="T2">pseudo</text:span> code for Game of War</text:p>
      <text:p text:style-name="P1"/>
      <text:p text:style-name="P1"><text:bookmark-start text:name="__DdeLink__1_852397932"/>Declare deck, hands, discards<text:bookmark-end text:name="__DdeLink__1_852397932"/></text:p>
      <text:p text:style-name="P1"><text:s text:c="8"/></text:p>
      <text:p text:style-name="P1"><text:bookmark-start text:name="__DdeLink__3_852397932"/>deal cards to both hands<text:bookmark-end text:name="__DdeLink__3_852397932"/></text:p>
      <text:p text:style-name="P1"><text:s text:c="8"/></text:p>
      <text:p text:style-name="P1">start game</text:p>
      <text:p text:style-name="P1"><text:tab/><text:bookmark-start text:name="__DdeLink__5_852397932"/>loop until winner or <text:span text:style-name="T1">number of rounds is met</text:span><text:bookmark-end text:name="__DdeLink__5_852397932"/></text:p>
      <text:p text:style-name="P1"><text:tab/><text:bookmark-start text:name="__DdeLink__7_852397932"/>both players play cards and compare them<text:bookmark-end text:name="__DdeLink__7_852397932"/></text:p>
      <text:p text:style-name="P1"><text:tab/>if war <text:s/></text:p>
      <text:p text:style-name="P1"><text:tab/><text:tab/><text:bookmark-start text:name="__DdeLink__9_852397932"/>make sure player has cards or war</text:p>
      <text:p text:style-name="P1"><text:tab/><text:tab/>each player plays three cards</text:p>
      <text:p text:style-name="P2"><text:tab/><text:tab/>recurse into function</text:p>
      <text:p text:style-name="P2"><text:tab/><text:span text:style-name="T1">else</text:span></text:p>
      <text:p text:style-name="P2"><text:tab/><text:tab/><text:span text:style-name="T1">place cards in round winners discard</text:span> </text:p>
      <text:p text:style-name="P1"><text:tab/>check if player is out of cards</text:p>
      <text:p text:style-name="P1"><text:tab/>end game print number of cards each player has <text:bookmark-end text:name="__DdeLink__9_8523979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13T22:34:24.906432654</dc:date>
    <meta:editing-duration>PT17H23M6S</meta:editing-duration>
    <meta:editing-cycles>7</meta:editing-cycles>
    <meta:document-statistic meta:table-count="0" meta:image-count="0" meta:object-count="0" meta:page-count="1" meta:paragraph-count="16" meta:word-count="75" meta:character-count="428" meta:non-whitespace-character-count="333"/>
  </office:meta>
</office:document-meta>
</file>